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rect draw:style-name="gr1" draw:text-style-name="P1" draw:layer="layout" svg:width="1.905cm" svg:height="1.905cm" svg:x="2.54cm" svg:y="5.08cm">
          <text:p text:style-name="P1">C0</text:p>
        </draw:rect>
        <draw:rect draw:style-name="gr1" draw:text-style-name="P1" draw:layer="layout" svg:width="1.905cm" svg:height="1.905cm" svg:x="2.54cm" svg:y="10.16cm">
          <text:p text:style-name="P1">C1</text:p>
        </draw:rect>
        <draw:rect draw:style-name="gr1" draw:text-style-name="P1" draw:layer="layout" svg:width="2.54cm" svg:height="6.985cm" svg:x="6.985cm" svg:y="5.08cm">
          <text:p text:style-name="P1">Router</text:p>
        </draw:rect>
        <draw:rect draw:style-name="gr1" draw:text-style-name="P1" draw:layer="layout" svg:width="1.905cm" svg:height="1.905cm" svg:x="11.43cm" svg:y="5.08cm">
          <text:p text:style-name="P1">P0</text:p>
        </draw:rect>
        <draw:rect draw:style-name="gr1" draw:text-style-name="P1" draw:layer="layout" svg:width="1.905cm" svg:height="1.905cm" svg:x="11.43cm" svg:y="7.62cm">
          <text:p text:style-name="P1">P1</text:p>
        </draw:rect>
        <draw:rect draw:style-name="gr1" draw:text-style-name="P1" draw:layer="layout" svg:width="1.905cm" svg:height="1.905cm" svg:x="11.43cm" svg:y="10.16cm">
          <text:p text:style-name="P1">P2</text:p>
        </draw:rect>
        <draw:rect draw:style-name="gr1" draw:text-style-name="P1" draw:layer="layout" svg:width="1.905cm" svg:height="2.54cm" svg:x="20.877cm" svg:y="5.676cm">
          <text:p text:style-name="P1">IRQ</text:p>
          <text:p text:style-name="P1">Ctrl0</text:p>
        </draw:rect>
        <draw:rect draw:style-name="gr1" draw:text-style-name="P1" draw:layer="layout" svg:width="1.905cm" svg:height="2.54cm" svg:x="20.877cm" svg:y="8.851cm">
          <text:p text:style-name="P1">IRQ</text:p>
          <text:p text:style-name="P1">Ctrl1</text:p>
        </draw:rect>
        <draw:line draw:style-name="gr2" draw:text-style-name="P1" draw:layer="layout" svg:x1="4.445cm" svg:y1="6.005cm" svg:x2="6.985cm" svg:y2="6.005cm">
          <text:p/>
        </draw:line>
        <draw:line draw:style-name="gr2" draw:text-style-name="P1" draw:layer="layout" svg:x1="4.444cm" svg:y1="11.026cm" svg:x2="6.984cm" svg:y2="11.026cm">
          <text:p/>
        </draw:line>
        <draw:line draw:style-name="gr2" draw:text-style-name="P1" draw:layer="layout" svg:x1="9.548cm" svg:y1="6.059cm" svg:x2="11.312cm" svg:y2="6.059cm">
          <text:p/>
        </draw:line>
        <draw:line draw:style-name="gr2" draw:text-style-name="P1" draw:layer="layout" svg:x1="9.586cm" svg:y1="8.552cm" svg:x2="11.35cm" svg:y2="8.552cm">
          <text:p/>
        </draw:line>
        <draw:line draw:style-name="gr2" draw:text-style-name="P1" draw:layer="layout" svg:x1="9.625cm" svg:y1="11.121cm" svg:x2="11.389cm" svg:y2="11.121cm">
          <text:p/>
        </draw:line>
        <draw:line draw:style-name="gr3" draw:text-style-name="P1" draw:layer="layout" svg:x1="13.459cm" svg:y1="6.252cm" svg:x2="20.783cm" svg:y2="6.251cm">
          <text:p/>
        </draw:line>
        <draw:line draw:style-name="gr3" draw:text-style-name="P1" draw:layer="layout" svg:x1="13.421cm" svg:y1="7.862cm" svg:x2="20.86cm" svg:y2="7.861cm">
          <text:p/>
        </draw:line>
        <draw:line draw:style-name="gr3" draw:text-style-name="P1" draw:layer="layout" svg:x1="13.344cm" svg:y1="9.204cm" svg:x2="20.706cm" svg:y2="9.203cm">
          <text:p/>
        </draw:line>
        <draw:line draw:style-name="gr3" draw:text-style-name="P1" draw:layer="layout" svg:x1="13.46cm" svg:y1="10.47cm" svg:x2="20.783cm" svg:y2="10.43cm">
          <text:p/>
        </draw:line>
        <draw:line draw:style-name="gr4" draw:text-style-name="P1" draw:layer="layout" svg:x1="22.816cm" svg:y1="7.017cm" svg:x2="24.081cm" svg:y2="7.017cm">
          <text:p/>
        </draw:line>
        <draw:line draw:style-name="gr4" draw:text-style-name="P1" draw:layer="layout" svg:x1="24.158cm" svg:y1="6.978cm" svg:x2="24.158cm" svg:y2="4.141cm">
          <text:p/>
        </draw:line>
        <draw:line draw:style-name="gr4" draw:text-style-name="P1" draw:layer="layout" svg:x1="24.196cm" svg:y1="4.142cm" svg:x2="1.457cm" svg:y2="4.142cm">
          <text:p/>
        </draw:line>
        <draw:line draw:style-name="gr4" draw:text-style-name="P1" draw:layer="layout" svg:x1="1.495cm" svg:y1="4.295cm" svg:x2="1.495cm" svg:y2="6.136cm">
          <text:p/>
        </draw:line>
        <draw:line draw:style-name="gr3" draw:text-style-name="P1" draw:layer="layout" svg:x1="1.534cm" svg:y1="6.212cm" svg:x2="2.454cm" svg:y2="6.212cm">
          <text:p/>
        </draw:line>
        <draw:line draw:style-name="gr4" draw:text-style-name="P1" draw:layer="layout" svg:x1="22.816cm" svg:y1="10.238cm" svg:x2="24.196cm" svg:y2="10.238cm">
          <text:p/>
        </draw:line>
        <draw:line draw:style-name="gr4" draw:text-style-name="P1" draw:layer="layout" svg:x1="24.196cm" svg:y1="12.961cm" svg:x2="1.572cm" svg:y2="12.999cm">
          <text:p/>
        </draw:line>
        <draw:line draw:style-name="gr4" draw:text-style-name="P1" draw:layer="layout" svg:x1="24.234cm" svg:y1="10.276cm" svg:x2="24.234cm" svg:y2="12.922cm">
          <text:p/>
        </draw:line>
        <draw:line draw:style-name="gr4" draw:text-style-name="P1" draw:layer="layout" svg:x1="1.457cm" svg:y1="12.999cm" svg:x2="1.457cm" svg:y2="11.312cm">
          <text:p/>
        </draw:line>
        <draw:line draw:style-name="gr3" draw:text-style-name="P1" draw:layer="layout" svg:x1="1.419cm" svg:y1="11.274cm" svg:x2="2.454cm" svg:y2="11.274cm">
          <text:p/>
        </draw:line>
        <draw:frame draw:style-name="gr5" draw:layer="layout" svg:width="5.438cm" svg:height="0.962cm" svg:x="14.226cm" svg:y="5.063cm">
          <draw:text-box>
            <text:p>peripheral_irq0[0]</text:p>
          </draw:text-box>
        </draw:frame>
        <draw:frame draw:style-name="gr5" draw:layer="layout" svg:width="5.434cm" svg:height="0.962cm" svg:x="14.149cm" svg:y="6.712cm">
          <draw:text-box>
            <text:p>peripheral_irq0[1]</text:p>
          </draw:text-box>
        </draw:frame>
        <draw:frame draw:style-name="gr5" draw:layer="layout" svg:width="5.434cm" svg:height="0.962cm" svg:x="14.303cm" svg:y="8.092cm">
          <draw:text-box>
            <text:p>peripheral_irq1[0]</text:p>
          </draw:text-box>
        </draw:frame>
        <draw:frame draw:style-name="gr5" draw:layer="layout" svg:width="5.43cm" svg:height="0.962cm" svg:x="14.379cm" svg:y="9.396cm">
          <draw:text-box>
            <text:p>peripheral_irq1[1]</text:p>
          </draw:text-box>
        </draw:frame>
        <draw:frame draw:style-name="gr6" draw:layer="layout" svg:width="3.292cm" svg:height="0.962cm" svg:x="14.035cm" svg:y="2.877cm">
          <draw:text-box>
            <text:p>cpu_irq[0]</text:p>
          </draw:text-box>
        </draw:frame>
        <draw:frame draw:style-name="gr6" draw:layer="layout" svg:width="3.288cm" svg:height="0.962cm" svg:x="14.572cm" svg:y="11.888cm">
          <draw:text-box>
            <text:p>cpu_irq[1]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ni</meta:initial-creator>
    <meta:creation-date>2010-05-14T01:08:36</meta:creation-date>
    <meta:editing-duration>PT00H08M16S</meta:editing-duration>
    <meta:editing-cycles>4</meta:editing-cycles>
    <dc:date>2010-05-14T01:27:28</dc:date>
    <dc:creator>roni</dc:creator>
    <meta:generator>OpenOffice.org/3.0$Linux OpenOffice.org_project/300m15$Build-9379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